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625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8cm" svg:y="7.6cm" presentation:class="title" presentation:user-transformed="true">
          <draw:text-box>
            <text:p>GCSE Comput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625cm" svg:x="1.4cm" svg:y="0.778cm" presentation:class="title" presentation:user-transformed="true">
          <draw:text-box>
            <text:p>Why do we need to worry about system security?</text:p>
          </draw:text-box>
        </draw:frame>
        <draw:frame presentation:style-name="pr4" draw:layer="layout" svg:width="25.199cm" svg:height="12.179cm" svg:x="1.4cm" svg:y="5.621cm" presentation:class="outline" presentation:user-transformed="true">
          <draw:text-box>
            <text:list text:style-name="L2">
              <text:list-item>
                <text:p>We worry about system security simply because computers are a very big part of most peoples lives. Mostly every single day we all go on some form of computer, phone, or internet.</text:p>
              </text:list-item>
              <text:list-item>
                <text:p>So it is very important to make sure that we stay safe and our files and our private documents/data are secured to the point that its not possible for any random person to just veiw them.</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625cm" svg:x="1.4cm" svg:y="0.778cm" presentation:class="title" presentation:user-transformed="true">
          <draw:text-box>
            <text:p>What threats are posed to a network?</text:p>
          </draw:text-box>
        </draw:frame>
        <draw:frame presentation:style-name="pr4" draw:layer="layout" svg:width="25.199cm" svg:height="12.179cm" svg:x="1.4cm" svg:y="4.914cm" presentation:class="outline">
          <draw:text-box>
            <text:list text:style-name="L2">
              <text:list-item>
                <text:p>Malware</text:p>
              </text:list-item>
              <text:list-item>
                <text:p>Software Vunrabilatys</text:p>
              </text:list-item>
              <text:list-item>
                <text:p>Phising </text:p>
              </text:list-item>
              <text:list-item>
                <text:p>Shoulder Surfing</text:p>
              </text:list-item>
              <text:list-item>
                <text:p>Blagging</text:p>
              </text:list-item>
              <text:list-item>
                <text:p>Pharming</text:p>
              </text:list-item>
              <text:list-item>
                <text:p>Email Spoofing</text:p>
              </text:list-item>
              <text:list-item>
                <text:p>Data Interception</text:p>
              </text:list-item>
              <text:list-item>
                <text:p>Denial of service (DoS)</text:p>
              </text:list-item>
              <text:list-item>
                <text:p>Sql injection</text:p>
              </text:list-item>
              <text:list-item>
                <text:p>Brute Force Attacks</text:p>
              </text:list-item>
              <text:list-item>
                <text:p>Evesdroping</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lware</text:p>
          </draw:text-box>
        </draw:frame>
        <draw:frame presentation:style-name="pr4" draw:layer="layout" svg:width="25.199cm" svg:height="12.179cm" svg:x="1.601cm" svg:y="4.6cm" presentation:class="outline" presentation:user-transformed="true">
          <draw:text-box>
            <text:list text:style-name="L2">
              <text:list-item>
                <text:p>Malware is short for Malicious software and can be used either to spread a virus or a worm but also for an attacker to gain access to the computer system.</text:p>
              </text:list-item>
              <text:list-item>
                <text:p>Malware can be spread in lots of different ways but some of the most common types are in a USB stick, or by a computer system having it uploaded to them.</text:p>
                <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mon types of malware</text:p>
          </draw:text-box>
        </draw:frame>
        <draw:frame presentation:style-name="pr4" draw:layer="layout" svg:width="25.199cm" svg:height="12.179cm" svg:x="1.4cm" svg:y="4.914cm" presentation:class="outline" presentation:user-transformed="true">
          <draw:text-box>
            <text:list text:style-name="L2">
              <text:list-item>
                <text:p>Virus</text:p>
              </text:list-item>
              <text:list-item>
                <text:p>Worm</text:p>
              </text:list-item>
              <text:list-item>
                <text:p>Reverse Shell</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irus</text:p>
          </draw:text-box>
        </draw:frame>
        <draw:frame presentation:style-name="pr4" draw:layer="layout" svg:width="25.199cm" svg:height="12.179cm" svg:x="1.4cm" svg:y="4.914cm" presentation:class="outline">
          <draw:text-box>
            <text:list text:style-name="L2">
              <text:list-item>
                <text:p>A virus is a type of malware that will be installed on a computer with the sole purpoes of doing bad things like stealing personel files, bank details, or run remote code or exploits in an attampt to give to attacker what he/she wants from the infected computer. <text:s/></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m</text:p>
          </draw:text-box>
        </draw:frame>
        <draw:frame presentation:style-name="pr4" draw:layer="layout" svg:width="25.199cm" svg:height="12.179cm" svg:x="1.4cm" svg:y="4.914cm" presentation:class="outline">
          <draw:text-box>
            <text:list text:style-name="L2">
              <text:list-item>
                <text:p>A worm is a type of malware that once it <text:s/>is installed on a computer system it will perform malicious operations then continue to replicate itself over and over again in an attempt to copy itself on to another computer system and will not stop till the worm is found and contained by any person who happens to find it.</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Reverse Shell</text:p>
              </text:list-header>
            </text:list>
          </draw:text-box>
        </draw:frame>
        <draw:frame presentation:style-name="pr4" draw:layer="layout" svg:width="25.199cm" svg:height="12.179cm" svg:x="1.4cm" svg:y="4.914cm" presentation:class="outline">
          <draw:text-box>
            <text:list text:style-name="L2">
              <text:list-item>
                <text:p>A reverse shell is a type of malware that will infect a target machine and then will set-up a connection with the infected victim and the attacker. The attacker will then be able to send a terminal command across the connection wich the victim will then execute on their machine and send the output back across the connection. If an attacker is attacking a corporate network or a govement network then they will have to be very careful about what type of reverse shell they use for example if they are using a reverse TCP shell then their connection will be quite visable to any network admins that are monitoring the network at that current time. <text:s/>However if they use a reverse HTTPS shell then all the commands that are sent across the connection are Encripted via SSL and therefor if a network admin was monitoring the network then they would think that it is just some legitimate HTTPS traffic going to a webserver.</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ftware Vulnerabilites</text:p>
          </draw:text-box>
        </draw:frame>
        <draw:frame presentation:style-name="pr4" draw:layer="layout" svg:width="25.199cm" svg:height="12.179cm" svg:x="1.4cm" svg:y="4.914cm" presentation:class="outline">
          <draw:text-box>
            <text:list text:style-name="L2">
              <text:list-item>
                <text:p>Software Vulnerabilites are when a programmer make some mistakes in the code when they where developing the piece of software. These types of vulnerabilites are sometimes the most dangerous due to the fact that sometimes even the proggrammer does not know about the bug, this type of bug is called a 0 day vulnerabily.</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amous Software Vulnerabilites</text:p>
          </draw:text-box>
        </draw:frame>
        <draw:frame presentation:style-name="pr4" draw:layer="layout" svg:width="25.199cm" svg:height="12.179cm" svg:x="1.4cm" svg:y="4.914cm" presentation:class="outline">
          <draw:text-box>
            <text:list text:style-name="L2">
              <text:list-item>
                <text:p>Heartbleed Bug</text:p>
              </text:list-item>
              <text:list-item>
                <text:p>Stage Fright</text:p>
              </text:list-item>
              <text:list-item>
                <text:p>Quad rooter</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eartbleed Bug</text:p>
          </draw:text-box>
        </draw:frame>
        <draw:frame presentation:style-name="pr4" draw:layer="layout" svg:width="25.199cm" svg:height="12.179cm" svg:x="1.4cm" svg:y="4.914cm" presentation:class="outline">
          <draw:text-box>
            <text:list text:style-name="L2">
              <text:list-item>
                <text:p>The Heartbleed Bug is a software vulnerabily that was found in the OpenSSL Cryptography software library. This can be exploited to allow an attack to decript HTTPS traffic that is normally protected by SSL/TLS encription. HTTPS is (Hyper Text Transfer Protocol Secure) and is used to secure connections between websites and the client. TLS (Transport Layer Security) and its predecessor SSL (Secure Socket Layer) are all cryptography protocals that provide secure communication bettween computers in a network.</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tage Fright</text:p>
          </draw:text-box>
        </draw:frame>
        <draw:frame presentation:style-name="pr4" draw:layer="layout" svg:width="25.199cm" svg:height="12.179cm" svg:x="1.4cm" svg:y="4.914cm" presentation:class="outline" presentation:user-transformed="true">
          <draw:text-box>
            <text:list text:style-name="L2">
              <text:list-item>
                <text:p>The Stage Fright vulnerabilaty is a software vulnerabilaty found in the android operating system and it allowed an attacker to perform arbitary operations on the victims machine like remote code executions and privelage esculation attacks. The bug was shown as a proof of concept and the idea was that an attacker could send specialy crafted MMS messages that would then cause a Integer overflow on the victims computer. A Integer overflow is when arithmic operation attempts to make a number that is too large to be represented in the available storage space so would then overflow into other registers and then this overflow would be run by the x86 EIP (Instruction pointer) and the attacker can run procceses remotely. <text:s text:c="3"/></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Quad Rooter</text:p>
          </draw:text-box>
        </draw:frame>
        <draw:frame presentation:style-name="pr4" draw:layer="layout" svg:width="25.199cm" svg:height="12.179cm" svg:x="1.4cm" svg:y="4.914cm" presentation:class="outline">
          <draw:text-box>
            <text:list text:style-name="L2">
              <text:list-item>
                <text:p>The Quad Rooter vulnerabilaty is another vulnerabilaty found quite recently in the android phone and is found in the Qualcomm's drivers. Qualcomm chips are a special and important part of the android ecosystem which provides most of google’s phones with their chips like processors and wifi chips. The drivers had 4 vulnerabilaty in its code. The drivers are bits of software which ensure that the hardware runs correctly but, since this is code interacting with bits of hardware there must be some root privalges thrown around to make sure that the drivers are actually allowed to communicate with their parallel hardware components. <text:s/>This is when having a software vulnerabilaty is a big problem because now if the attacker exploits one of these buffer overflow vulnerabilaties then when the EIP (Instructions Pointer) moves on to the next process (which is the NOP Sled!) they are run as root and consequently give the attacker access at code level to a highly privalaged proccess!</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Phising</text:p>
          </draw:text-box>
        </draw:frame>
        <draw:frame presentation:style-name="pr4" draw:layer="layout" svg:width="25.199cm" svg:height="12.179cm" svg:x="1.4cm" svg:y="4.914cm" presentation:class="outline">
          <draw:text-box>
            <text:list text:style-name="L2">
              <text:list-item>
                <text:p>Phising is the act of trying to gain private information on a victim like credit card information or bank details.</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1T08:08:28.103778048</meta:creation-date>
    <dc:date>2016-10-20T13:30:33.938453099</dc:date>
    <meta:editing-duration>PT3H54M18S</meta:editing-duration>
    <meta:editing-cycles>15</meta:editing-cycles>
    <meta:generator>LibreOffice/5.2.2.2.0$Linux_x86 LibreOffice_project/20m0$Build-2</meta:generator>
    <meta:document-statistic meta:object-count="76"/>
  </office:meta>
</office:document-meta>
</file>